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d31" officeooo:paragraph-rsid="002b49be"/>
    </style:style>
    <style:style style:name="P2" style:family="paragraph" style:parent-style-name="Standard">
      <style:text-properties officeooo:rsid="002aa357" officeooo:paragraph-rsid="002aa357"/>
    </style:style>
    <style:style style:name="P3" style:family="paragraph" style:parent-style-name="Standard">
      <style:text-properties fo:font-weight="bold" officeooo:rsid="002aa357" officeooo:paragraph-rsid="002aa357" style:font-weight-asian="bold" style:font-weight-complex="bold"/>
    </style:style>
    <style:style style:name="P4" style:family="paragraph" style:parent-style-name="Standard" style:list-style-name="L1">
      <style:text-properties officeooo:rsid="002aa357" officeooo:paragraph-rsid="002aa357"/>
    </style:style>
    <style:style style:name="P5" style:family="paragraph" style:parent-style-name="Standard" style:list-style-name="L2">
      <style:text-properties officeooo:rsid="002aa357" officeooo:paragraph-rsid="002aa357"/>
    </style:style>
    <style:style style:name="P6" style:family="paragraph" style:parent-style-name="Standard" style:list-style-name="L2">
      <style:text-properties officeooo:rsid="002b49be" officeooo:paragraph-rsid="002b49be"/>
    </style:style>
    <style:style style:name="P7" style:family="paragraph" style:parent-style-name="Standard" style:list-style-name="L2">
      <style:text-properties officeooo:rsid="002b49be" officeooo:paragraph-rsid="002fba3d"/>
    </style:style>
    <style:style style:name="P8" style:family="paragraph" style:parent-style-name="Standard" style:list-style-name="L3">
      <style:text-properties officeooo:paragraph-rsid="00393486"/>
    </style:style>
    <style:style style:name="P9" style:family="paragraph" style:parent-style-name="Standard">
      <style:text-properties fo:font-weight="bold" officeooo:paragraph-rsid="00393486" style:font-weight-asian="bold" style:font-weight-complex="bold"/>
    </style:style>
    <style:style style:name="P10" style:family="paragraph" style:parent-style-name="Standard" style:list-style-name="L5">
      <style:text-properties officeooo:paragraph-rsid="00393486"/>
    </style:style>
    <style:style style:name="P11" style:family="paragraph" style:parent-style-name="Standard">
      <style:text-properties officeooo:paragraph-rsid="00393486"/>
    </style:style>
    <style:style style:name="P12" style:family="paragraph" style:parent-style-name="Standard" style:master-page-name="MP0">
      <style:paragraph-properties style:page-number="auto" fo:break-before="page"/>
      <style:text-properties fo:font-weight="bold" officeooo:paragraph-rsid="00393486" style:font-weight-asian="bold" style:font-weight-complex="bold"/>
    </style:style>
    <style:style style:name="T1" style:family="text">
      <style:text-properties officeooo:rsid="002b49be"/>
    </style:style>
    <style:style style:name="T2" style:family="text">
      <style:text-properties officeooo:rsid="0027c641"/>
    </style:style>
    <style:style style:name="T3" style:family="text">
      <style:text-properties officeooo:rsid="002db4cf"/>
    </style:style>
    <style:style style:name="T4" style:family="text">
      <style:text-properties officeooo:rsid="002fba3d"/>
    </style:style>
    <style:style style:name="T5" style:family="text">
      <style:text-properties officeooo:rsid="00353df0"/>
    </style:style>
    <style:style style:name="T6" style:family="text">
      <style:text-properties officeooo:rsid="00365521"/>
    </style:style>
    <style:style style:name="T7" style:family="text">
      <style:text-properties officeooo:rsid="00378257"/>
    </style:style>
    <style:style style:name="T8" style:family="text">
      <style:text-properties officeooo:rsid="0006e3e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quirements</text:p>
      <text:p text:style-name="P11"/>
      <text:list xml:id="list1994126646" text:style-name="L3">
        <text:list-item>
          <text:p text:style-name="P8">Always draw current state</text:p>
        </text:list-item>
        <text:list-item>
          <text:p text:style-name="P8">Hot key for viewing board with all ships – ‘*’</text:p>
        </text:list-item>
      </text:list>
      <text:p text:style-name="P11"/>
      <text:p text:style-name="P9">Assumptions</text:p>
      <text:list xml:id="list4060337785" text:style-name="L5">
        <text:list-item>
          <text:p text:style-name="P10">Game will be implemented for only one user, who must guess ships’ location of computer.</text:p>
        </text:list-item>
        <text:list-item>
          <text:p text:style-name="P10">Size of board is 10x10.</text:p>
        </text:list-item>
        <text:list-item>
          <text:p text:style-name="P10">Number of ships is 10: one 4-square ship, two 3-square <text:span text:style-name="T8">ships</text:span>, three 2-square and four 1-square ships.</text:p>
        </text:list-item>
        <text:list-item>
          <text:p text:style-name="P10">Ships cannot touch neither diagonally, nor horizontally, nor vertically.</text:p>
        </text:list-item>
        <text:list-item>
          <text:p text:style-name="P10">Special symbols for free or shot fields: ‘X’ – for fired squares, ‘o’ – for shot, but not fired, ‘.’ - for not shot, ‘*’ - for not shot fields around killed ships</text:p>
        </text:list-item>
        <text:list-item>
          <text:p text:style-name="P10">User must enter two digits, separated by ‘-’ symbol, one for row’s number and another for column’s, e. g. 0-9, ‘*’ - for viewing generated board, and ‘s’ - to stop game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18T04:04:32.817901475</meta:creation-date>
    <dc:date>2021-12-08T12:25:15.540000000</dc:date>
    <meta:editing-duration>PT1H8M52S</meta:editing-duration>
    <meta:editing-cycles>18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10" meta:word-count="132" meta:character-count="724" meta:non-whitespace-character-count="607"/>
  </office:meta>
</office:document-meta>
</file>